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92b" officeooo:paragraph-rsid="001db92b"/>
    </style:style>
    <style:style style:name="P2" style:family="paragraph" style:parent-style-name="Standard">
      <style:text-properties officeooo:rsid="001efc03" officeooo:paragraph-rsid="001efc03"/>
    </style:style>
    <style:style style:name="P3" style:family="paragraph" style:parent-style-name="Standard" style:list-style-name="L1">
      <style:text-properties officeooo:rsid="001db92b" officeooo:paragraph-rsid="001db92b"/>
    </style:style>
    <style:style style:name="P4" style:family="paragraph" style:parent-style-name="Standard" style:list-style-name="L2">
      <style:text-properties officeooo:rsid="001db92b" officeooo:paragraph-rsid="001db92b"/>
    </style:style>
    <style:style style:name="P5" style:family="paragraph" style:parent-style-name="Standard" style:list-style-name="L1">
      <style:text-properties officeooo:rsid="00234543" officeooo:paragraph-rsid="00234543"/>
    </style:style>
    <style:style style:name="P6" style:family="paragraph" style:parent-style-name="Standard" style:list-style-name="L3">
      <style:text-properties officeooo:rsid="001efc03" officeooo:paragraph-rsid="001efc03"/>
    </style:style>
    <style:style style:name="P7" style:family="paragraph" style:parent-style-name="Standard" style:list-style-name="L6">
      <style:text-properties officeooo:rsid="001efc03" officeooo:paragraph-rsid="001efc03"/>
    </style:style>
    <style:style style:name="P8" style:family="paragraph" style:parent-style-name="Standard" style:list-style-name="L9">
      <style:text-properties officeooo:rsid="001efc03" officeooo:paragraph-rsid="001efc03"/>
    </style:style>
    <style:style style:name="P9" style:family="paragraph" style:parent-style-name="Standard" style:list-style-name="L4">
      <style:text-properties officeooo:rsid="00214609" officeooo:paragraph-rsid="00214609"/>
    </style:style>
    <style:style style:name="P10" style:family="paragraph" style:parent-style-name="Standard" style:list-style-name="L5">
      <style:text-properties officeooo:rsid="00214609" officeooo:paragraph-rsid="00214609"/>
    </style:style>
    <style:style style:name="P11" style:family="paragraph" style:parent-style-name="Standard" style:list-style-name="L5">
      <style:text-properties officeooo:paragraph-rsid="001efc03"/>
    </style:style>
    <style:style style:name="P12" style:family="paragraph" style:parent-style-name="Standard" style:list-style-name="L5">
      <style:text-properties officeooo:rsid="00225963" officeooo:paragraph-rsid="00225963"/>
    </style:style>
    <style:style style:name="P13" style:family="paragraph" style:parent-style-name="Standard" style:list-style-name="L6">
      <style:text-properties officeooo:rsid="001ff1f2" officeooo:paragraph-rsid="001ff1f2"/>
    </style:style>
    <style:style style:name="P14" style:family="paragraph" style:parent-style-name="Standard" style:list-style-name="L7">
      <style:text-properties officeooo:rsid="001ff1f2" officeooo:paragraph-rsid="001ff1f2"/>
    </style:style>
    <style:style style:name="P15" style:family="paragraph" style:parent-style-name="Standard" style:list-style-name="L8">
      <style:text-properties officeooo:rsid="001f0551" officeooo:paragraph-rsid="001f0551"/>
    </style:style>
    <style:style style:name="P16" style:family="paragraph" style:parent-style-name="Standard" style:list-style-name="L8">
      <style:text-properties officeooo:rsid="0025d598" officeooo:paragraph-rsid="0025d598"/>
    </style:style>
    <style:style style:name="P17" style:family="paragraph" style:parent-style-name="Standard" style:list-style-name="L8">
      <style:text-properties officeooo:rsid="00269e40" officeooo:paragraph-rsid="00269e40"/>
    </style:style>
    <style:style style:name="P18" style:family="paragraph" style:parent-style-name="Standard" style:list-style-name="L9">
      <style:text-properties officeooo:rsid="0027b607" officeooo:paragraph-rsid="0027b607"/>
    </style:style>
    <style:style style:name="T1" style:family="text">
      <style:text-properties officeooo:rsid="001efc03"/>
    </style:style>
    <style:style style:name="T2" style:family="text">
      <style:text-properties officeooo:rsid="00214609"/>
    </style:style>
    <style:style style:name="T3" style:family="text">
      <style:text-properties officeooo:rsid="00234543"/>
    </style:style>
    <style:style style:name="T4" style:family="text">
      <style:text-properties officeooo:rsid="0027b6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aten</text:p>
      <text:list xml:id="list175415563" text:style-name="L1">
        <text:list-item>
          <text:p text:style-name="P3">Wahlergebnisse, Bundestagswahl</text:p>
          <text:list>
            <text:list-item>
              <text:p text:style-name="P3">Stadtbereiche<text:tab/>→<text:span text:style-name="T4"> json</text:span></text:p>
            </text:list-item>
            <text:list-item>
              <text:p text:style-name="P3">gesamt Rostock →<text:span text:style-name="T4"> csv</text:span></text:p>
            </text:list-item>
            <text:list-item>
              <text:p text:style-name="P3">Wahlkreis Lankreis Rostock II →<text:span text:style-name="T4"> csv</text:span></text:p>
            </text:list-item>
            <text:list-item>
              <text:p text:style-name="P3">Bundesland Mecklenburg-Vorpommern →<text:span text:style-name="T4"> csv</text:span></text:p>
            </text:list-item>
            <text:list-item>
              <text:p text:style-name="P3">Deutschland →<text:span text:style-name="T4"> csv</text:span></text:p>
            </text:list-item>
            <text:list-item>
              <text:p text:style-name="P3">https://www.laiv-mv.de/Wahlen/Bundestagswahlen/2021/</text:p>
            </text:list-item>
          </text:list>
        </text:list-item>
        <text:list-item>
          <text:p text:style-name="P5">abrufen</text:p>
          <text:list>
            <text:list-item>
              <text:p text:style-name="P5">via fetch</text:p>
            </text:list-item>
          </text:list>
        </text:list-item>
        <text:list-item>
          <text:p text:style-name="P5">Qualität bewerten</text:p>
          <text:list>
            <text:list-item>
              <text:p text:style-name="P5">Qualitätskriterien</text:p>
            </text:list-item>
          </text:list>
        </text:list-item>
        <text:list-item>
          <text:p text:style-name="P5">Datenstruktur auf-/vorbereiten</text:p>
          <text:list>
            <text:list-item>
              <text:p text:style-name="P5">Attributnamen vereinheitlichen → Name, Datentyp</text:p>
            </text:list-item>
          </text:list>
        </text:list-item>
        <text:list-item>
          <text:p text:style-name="P5">Aggregation erstellen</text:p>
          <text:list>
            <text:list-item>
              <text:p text:style-name="P5">abgerufene Daten nicht verändern</text:p>
            </text:list-item>
          </text:list>
        </text:list-item>
      </text:list>
      <text:p text:style-name="Standard"/>
      <text:p text:style-name="P1">Datenquellen</text:p>
      <text:list xml:id="list2611305953" text:style-name="L2">
        <text:list-item>
          <text:p text:style-name="P4">opendata-hro.de</text:p>
        </text:list-item>
        <text:list-item>
          <text:p text:style-name="P4">bundeswahlleiter</text:p>
        </text:list-item>
      </text:list>
      <text:p text:style-name="P1"/>
      <text:p text:style-name="P2">Datenbeschränkung</text:p>
      <text:list xml:id="list2825268577" text:style-name="L3">
        <text:list-item>
          <text:p text:style-name="P6">Zweitstimme</text:p>
        </text:list-item>
        <text:list-item>
          <text:p text:style-name="P6">CDU</text:p>
        </text:list-item>
        <text:list-item>
          <text:p text:style-name="P6">SPD</text:p>
        </text:list-item>
        <text:list-item>
          <text:p text:style-name="P6">FDP</text:p>
        </text:list-item>
        <text:list-item>
          <text:p text:style-name="P6">Grüne</text:p>
        </text:list-item>
        <text:list-item>
          <text:p text:style-name="P6">Linke</text:p>
        </text:list-item>
        <text:list-item>
          <text:p text:style-name="P6">AfD</text:p>
        </text:list-item>
      </text:list>
      <text:p text:style-name="P1"/>
      <text:p text:style-name="P1">Anforderungen</text:p>
      <text:list xml:id="list2970159683" text:style-name="L4">
        <text:list-item>
          <text:p text:style-name="P9">Daten<text:span text:style-name="T3">typen</text:span></text:p>
          <text:list>
            <text:list-item>
              <text:p text:style-name="P9">JSON, GeoJSON, CSV</text:p>
            </text:list-item>
          </text:list>
        </text:list-item>
        <text:list-item>
          <text:p text:style-name="P9">Unittests</text:p>
          <text:list>
            <text:list-item>
              <text:p text:style-name="P9">JavaScript: Mocha, <text:span text:style-name="T3">Node.js</text:span></text:p>
            </text:list-item>
          </text:list>
        </text:list-item>
      </text:list>
      <text:p text:style-name="P1"/>
      <text:p text:style-name="P1">Anwendungen</text:p>
      <text:list xml:id="list674661098" text:style-name="L5">
        <text:list-item>
          <text:p text:style-name="P10">Jahr der Wahl ist ausgewählt</text:p>
          <text:list>
            <text:list-item>
              <text:p text:style-name="P12">Titel und Jahr anzeigen</text:p>
            </text:list-item>
            <text:list-item>
              <text:p text:style-name="P10">optional durch vorhandene durch schalten</text:p>
            </text:list-item>
            <text:list-item>
              <text:p text:style-name="P10">2002, 2005, 2009, 2013, 2017, (2021)</text:p>
            </text:list-item>
          </text:list>
        </text:list-item>
        <text:list-item>
          <text:p text:style-name="P11"><text:span text:style-name="T1">als erste</text:span><text:span text:style-name="T2">s</text:span><text:span text:style-name="T1"> </text:span><text:span text:style-name="T2">(Gesamtansicht)</text:span><text:span text:style-name="T1"> Information Karte/Diagramm darstellen</text:span></text:p>
        </text:list-item>
      </text:list>
      <text:list xml:id="list3225331824" text:style-name="L6">
        <text:list-item>
          <text:list>
            <text:list-item>
              <text:p text:style-name="P7">Sieger der Wahl (Zweitstimme)</text:p>
            </text:list-item>
          </text:list>
        </text:list-item>
        <text:list-item>
          <text:p text:style-name="P13">klick auf Stadtbereich</text:p>
        </text:list-item>
      </text:list>
      <text:list xml:id="list790389001" text:style-name="L7">
        <text:list-item>
          <text:list>
            <text:list-item>
              <text:p text:style-name="P14">Zoom in und Wahlinformationen (innerhalb eines Popups) anzeigen</text:p>
            </text:list-item>
          </text:list>
        </text:list-item>
      </text:list>
      <text:list xml:id="list972492231" text:style-name="L8">
        <text:list-item>
          <text:p text:style-name="P15"><text:span text:style-name="T3">zusätzlich: </text:span>Verschiedene Ergebnisse der Ebenen <text:span text:style-name="T3">(Rostock gesamt, Wahlkreis, Bundesland, Deutschland) mit Stadtbereich vergleichen → Unterschied – Wahlverhalten</text:span></text:p>
        </text:list-item>
        <text:list-item>
          <text:p text:style-name="P16">Querverweise/Gründe der Daten</text:p>
          <text:list>
            <text:list-item>
              <text:p text:style-name="P16">Bevölkerungsdichte</text:p>
            </text:list-item>
            <text:list-item>
              <text:p text:style-name="P16">Arbeitslosenzahlen, Erwerbsfähige</text:p>
            </text:list-item>
            <text:list-item>
              <text:p text:style-name="P16">Haushaltsstrukturen</text:p>
            </text:list-item>
            <text:list-item>
              <text:p text:style-name="P17"><text:soft-page-break/>etc.</text:p>
            </text:list-item>
            <text:list-item>
              <text:p text:style-name="P16"><text:a xlink:type="simple" xlink:href="https://rathaus.rostock.de/Statistik/Stadtbereichskatalog/atlas.html" text:style-name="Internet_20_link" text:visited-style-name="Visited_20_Internet_20_Link">https://rathaus.rostock.de/Statistik/Stadtbereichskatalog/atlas.html</text:a></text:p>
              <text:list>
                <text:list-item>
                  <text:p text:style-name="P17">xlsx</text:p>
                </text:list-item>
              </text:list>
            </text:list-item>
          </text:list>
        </text:list-item>
      </text:list>
      <text:p text:style-name="P1"/>
      <text:p text:style-name="P1">Ziel</text:p>
      <text:list xml:id="list3894890878" text:style-name="L9">
        <text:list-item>
          <text:p text:style-name="P8">Vergleich Wahlergebnisse, Wahlbeteiligung</text:p>
        </text:list-item>
        <text:list-item>
          <text:p text:style-name="P18">Mittels Querverweisen Zusammenhänge entdecken → evtl. Voraussagen treffen</text:p>
        </text:list-item>
        <text:list-item>
          <text:p text:style-name="P18">besserer Zugang zu den Daten in einem Vormat</text:p>
          <text:list>
            <text:list-item>
              <text:p text:style-name="P18">csv → json</text:p>
            </text:list-item>
            <text:list-item>
              <text:p text:style-name="P18">simple REST API</text:p>
              <text:list>
                <text:list-item>
                  <text:p text:style-name="P18">Bundestagswahl/Jahr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07:37:47.111756445</meta:creation-date>
    <dc:date>2021-12-14T10:33:53.874712433</dc:date>
    <meta:editing-duration>PT42M3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56" meta:word-count="208" meta:character-count="1473" meta:non-whitespace-character-count="1370"/>
  </office:meta>
</office:document-meta>
</file>